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fo:font-size="12pt" fo:font-weight="bold" officeooo:rsid="002e1294" officeooo:paragraph-rsid="002e1294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1e8e89"/>
    </style:style>
    <style:style style:name="P8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style:font-size-asian="12pt" style:font-name-complex="Arial1" style:font-size-complex="12pt"/>
    </style:style>
    <style:style style:name="P9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officeooo:rsid="002f2309" officeooo:paragraph-rsid="001e8e89" style:font-size-asian="12pt" style:font-name-complex="Arial1" style:font-size-complex="12pt"/>
    </style:style>
    <style:style style:name="P10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officeooo:rsid="002f2309" officeooo:paragraph-rsid="002f2309" style:font-size-asian="12pt" style:font-name-complex="Arial1" style:font-size-complex="12pt"/>
    </style:style>
    <style:style style:name="P11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font-size="12pt" fo:language="en" fo:country="US" style:font-size-asian="12pt" style:font-size-complex="12pt"/>
    </style:style>
    <style:style style:name="P12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fo:font-style="normal" officeooo:rsid="002352b0" officeooo:paragraph-rsid="002352b0" style:font-size-asian="12pt" style:font-style-asian="normal" style:font-name-complex="Times New Roman1" style:font-size-complex="12pt" style:font-style-complex="normal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2pt" fo:font-style="normal" officeooo:rsid="002352b0" officeooo:paragraph-rsid="002352b0" style:font-size-asian="12pt" style:font-style-asian="normal" style:font-name-complex="Times New Roman1" style:font-size-complex="12pt" style:font-style-complex="normal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style:font-name="Times New Roman" fo:font-size="12pt" officeooo:paragraph-rsid="002f2309" style:font-size-asian="12pt" style:font-name-complex="Times New Roman1" style:font-size-complex="12pt"/>
    </style:style>
    <style:style style:name="P16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style:font-name="Times New Roman" fo:font-size="12pt" officeooo:rsid="002f2309" officeooo:paragraph-rsid="002f2309" style:font-size-asian="12pt" style:font-name-complex="Times New Roman1" style:font-size-complex="12pt"/>
    </style:style>
    <style:style style:name="P17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</style:style>
    <style:style style:name="P18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officeooo:rsid="002352b0" officeooo:paragraph-rsid="002352b0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e8e89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225cc7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f2309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fc0d5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31ab93" style:font-size-asian="12pt" style:font-name-complex="Times New Roman1" style:font-size-complex="12pt"/>
    </style:style>
    <style:style style:name="T8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9" style:family="text">
      <style:text-properties style:font-name="Times New Roman" fo:font-size="12pt" fo:font-style="normal" officeooo:rsid="00225cc7" style:font-size-asian="12pt" style:font-style-asian="normal" style:font-name-complex="Times New Roman1" style:font-size-complex="12pt" style:font-style-complex="normal"/>
    </style:style>
    <style:style style:name="T10" style:family="text">
      <style:text-properties style:font-name="Times New Roman" fo:font-size="12pt" fo:font-style="normal" officeooo:rsid="002fe510" style:font-size-asian="12pt" style:font-style-asian="normal" style:font-name-complex="Times New Roman1" style:font-size-complex="12pt" style:font-style-complex="normal"/>
    </style:style>
    <style:style style:name="T11" style:family="text">
      <style:text-properties style:font-name="Times New Roman" fo:font-size="12pt" fo:font-style="normal" officeooo:rsid="0034e28d" style:font-size-asian="12pt" style:font-style-asian="normal" style:font-name-complex="Times New Roman1" style:font-size-complex="12pt" style:font-style-complex="normal"/>
    </style:style>
    <style:style style:name="T12" style:family="text">
      <style:text-properties style:font-name="Times New Roman" fo:font-size="12pt" fo:font-style="normal" officeooo:rsid="0035ba9e" style:font-size-asian="12pt" style:font-style-asian="normal" style:font-name-complex="Times New Roman1" style:font-size-complex="12pt" style:font-style-complex="normal"/>
    </style:style>
    <style:style style:name="T13" style:family="text">
      <style:text-properties style:font-name="Arial" fo:font-size="12pt" fo:language="en" fo:country="US" style:font-size-asian="12pt" style:font-name-complex="Arial1" style:font-size-complex="12pt"/>
    </style:style>
    <style:style style:name="T14" style:family="text">
      <style:text-properties style:font-name="Arial" fo:font-size="12pt" fo:language="en" fo:country="US" officeooo:rsid="001e8e89" style:font-size-asian="12pt" style:font-name-complex="Arial1" style:font-size-complex="12pt"/>
    </style:style>
    <style:style style:name="T15" style:family="text">
      <style:text-properties style:font-name="Arial" fo:font-size="12pt" fo:language="en" fo:country="US" officeooo:rsid="002f2309" style:font-size-asian="12pt" style:font-name-complex="Arial1" style:font-size-complex="12pt"/>
    </style:style>
    <style:style style:name="T16" style:family="text">
      <style:text-properties style:font-name="Arial" fo:font-size="12pt" fo:language="en" fo:country="US" officeooo:rsid="0035ba9e" style:font-size-asian="12pt" style:font-name-complex="Arial1" style:font-size-complex="12pt"/>
    </style:style>
    <style:style style:name="T17" style:family="text">
      <style:text-properties officeooo:rsid="002e1294"/>
    </style:style>
    <style:style style:name="T18" style:family="text">
      <style:text-properties officeooo:rsid="002f2309"/>
    </style:style>
    <style:style style:name="T19" style:family="text">
      <style:text-properties fo:font-style="italic" officeooo:rsid="002f2309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LGORÍTMICA</text:p>
      <text:p text:style-name="P4">2º Grado en Ingeniería Informática</text:p>
      <text:p text:style-name="P1"><text:span text:style-name="T1">Examen de la convocatoria ordinaria. Curso 201</text:span><text:span text:style-name="T2">8</text:span><text:span text:style-name="T1">-201</text:span><text:span text:style-name="T2">9</text:span></text:p>
      <text:p text:style-name="P2"/>
      <text:list xml:id="list2998746548" text:style-name="WWNum1">
        <text:list-item>
          <text:p text:style-name="P15">(1 punto) <text:span text:style-name="T18">Defina el concepto de algoritmo y describa sus propiedades. Exponga un ejemplo de </text:span><text:span text:style-name="T19">pseudo</text:span><text:span text:style-name="T18">-algoritmo que incumpla alguna de las propiedades, explicando por qué no es un algoritmo.</text:span></text:p>
        </text:list-item>
        <text:list-item>
          <text:p text:style-name="P16">(1 punto) Calcule el orden de eficiencia en el caso peor del siguiente código, suponiendo que la llamada a la función V es O(1).</text:p>
        </text:list-item>
      </text:list>
      <text:p text:style-name="P5"/>
      <text:p text:style-name="P8">void F(<text:span text:style-name="T18">T *a, int b, int c</text:span>) {<text:tab/></text:p>
      <text:p text:style-name="P7"><text:span text:style-name="T13"><text:tab/></text:span><text:span text:style-name="T14">if (</text:span><text:span text:style-name="T16">b</text:span><text:span text:style-name="T14">&lt;</text:span><text:span text:style-name="T16">c</text:span><text:span text:style-name="T14">) </text:span><text:span text:style-name="T15">{</text:span></text:p>
      <text:p text:style-name="P9"><text:tab/><text:tab/>F(a, b, (b+c)/2);</text:p>
      <text:p text:style-name="P10"><text:tab/><text:tab/>F(a, (b+c)/2+1, c);</text:p>
      <text:p text:style-name="P10"><text:tab/><text:tab/>V(a, b, c);</text:p>
      <text:p text:style-name="P9"><text:tab/>}</text:p>
      <text:p text:style-name="P8">}</text:p>
      <text:p text:style-name="P11"/>
      <text:list xml:id="list141710237931709" text:continue-numbering="true" text:style-name="WWNum1">
        <text:list-item>
          <text:p text:style-name="P17"><text:span text:style-name="T3">(</text:span><text:span text:style-name="T5">1.</text:span><text:span text:style-name="T6">5</text:span><text:span text:style-name="T3"> punto</text:span><text:span text:style-name="T5">s</text:span><text:span text:style-name="T3">) </text:span><text:span text:style-name="T5">Diseñe un método eficiente para multiplicar enteros largos</text:span><text:span text:style-name="T4">. </text:span></text:p>
        </text:list-item>
        <text:list-item>
          <text:p text:style-name="P17"><text:span text:style-name="T4">(</text:span><text:span text:style-name="T6">1.5</text:span><text:span text:style-name="T4"> puntos) </text:span><text:span text:style-name="T7">Explique un problema de caminos mínimos y resuélvalo con Programación Dinámica.</text:span></text:p>
        </text:list-item>
        <text:list-item>
          <text:p text:style-name="P18"><text:span text:style-name="T9">(</text:span><text:span text:style-name="T8">2 puntos) </text:span><text:span text:style-name="T10">Sea un laberinto codificado en una matriz </text:span><text:span text:style-name="T12">C</text:span><text:span text:style-name="T10"> de tamaño m filas y n columnas. Una celda C(i,j)=1 si la celda es transitable, y C(i,j)= 0 si no lo es. La casilla de salida </text:span><text:span text:style-name="T11">del laberinto</text:span><text:span text:style-name="T10"> también es transitable y tiene valor C(i,j)=2. Desde una casilla (i,j) transitable se podría viajar a cualquier casilla (i+1, j), (i-1, j), (i, j+1), (i, j-1), siempre que sean transitables. Diseñe un algoritmo con la técnica BackTracking que, dada una casilla (x,y) inicial, permita encontrar un camino para salir del laberinto </text:span><text:span text:style-name="T11">desde dicha casilla</text:span><text:span text:style-name="T10">.</text:span></text:p>
        </text:list-item>
      </text:list>
      <text:p text:style-name="P12"/>
      <text:p text:style-name="P13"/>
      <text:p text:style-name="P13"/>
      <text:p text:style-name="P3">Tiempo de examen total: 2 horas <text:span text:style-name="T17">30 minutos</text:span>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c</meta:initial-creator>
    <meta:editing-cycles>25</meta:editing-cycles>
    <meta:print-date>2018-06-08T09:23:00</meta:print-date>
    <meta:creation-date>2018-06-07T13:25:00</meta:creation-date>
    <dc:date>2019-06-07T14:17:08.934942880</dc:date>
    <meta:editing-duration>PT21H4M49S</meta:editing-duration>
    <meta:generator>LibreOffice/6.0.7.3$Linux_X86_64 LibreOffice_project/00m0$Build-3</meta:generator>
    <meta:document-statistic meta:table-count="0" meta:image-count="0" meta:object-count="0" meta:page-count="1" meta:paragraph-count="16" meta:word-count="216" meta:character-count="1270" meta:non-whitespace-character-count="1064"/>
    <meta:user-defined meta:name="AppVersion">12.0000</meta:user-defined>
    <meta:user-defined meta:name="Company">mp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